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B8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8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" style:family="table">
      <style:table-properties style:width="3.9132in" table:align="margins"/>
    </style:style>
    <style:style style:name="Táblázat39.A" style:family="table-column">
      <style:table-column-properties style:column-width="1.9563in" style:rel-column-width="32767*"/>
    </style:style>
    <style:style style:name="Táblázat39.B" style:family="table-column">
      <style:table-column-properties style:column-width="1.9569in" style:rel-column-width="32768*"/>
    </style:style>
    <style:style style:name="Táblázat39.A1" style:family="table-cell">
      <style:table-cell-properties fo:padding="0in" fo:border-left="0.05pt solid #000000" fo:border-right="none" fo:border-top="0.05pt solid #000000" fo:border-bottom="0.05pt solid #000000"/>
    </style:style>
    <style:style style:name="Táblázat39.B1" style:family="table-cell">
      <style:table-cell-properties fo:padding="0in" fo:border="0.05pt solid #000000"/>
    </style:style>
    <style:style style:name="Táblázat39.A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39.B2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39" style:family="table">
      <style:table-properties style:width="3.9132in" table:align="margins"/>
    </style:style>
    <style:style style:name="Táblázat39.A" style:family="table-column">
      <style:table-column-properties style:column-width="1.9563in" style:rel-column-width="32767*"/>
    </style:style>
    <style:style style:name="Táblázat39.B" style:family="table-column">
      <style:table-column-properties style:column-width="1.9569in" style:rel-column-width="32768*"/>
    </style:style>
    <style:style style:name="Táblázat39.A1" style:family="table-cell">
      <style:table-cell-properties fo:padding="0in" fo:border-left="0.05pt solid #000000" fo:border-right="none" fo:border-top="0.05pt solid #000000" fo:border-bottom="0.05pt solid #000000"/>
    </style:style>
    <style:style style:name="Táblázat39.B1" style:family="table-cell">
      <style:table-cell-properties fo:padding="0in" fo:border="0.05pt solid #000000"/>
    </style:style>
    <style:style style:name="Táblázat39.A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39.B2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37" style:family="table">
      <style:table-properties style:width="7.1653in" table:align="margins" style:may-break-between-rows="false"/>
    </style:style>
    <style:style style:name="Táblázat37.A" style:family="table-column">
      <style:table-column-properties style:column-width="1.0035in" style:rel-column-width="9175*"/>
    </style:style>
    <style:style style:name="Táblázat37.B" style:family="table-column">
      <style:table-column-properties style:column-width="6.1618in" style:rel-column-width="56360*"/>
    </style:style>
    <style:style style:name="Táblázat3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37.B1" style:family="table-cell">
      <style:table-cell-properties style:vertical-align="middle" fo:padding="0.0382in" fo:border="0.05pt solid #000000"/>
    </style:style>
    <style:style style:name="Táblázat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Táblázat12" style:family="table">
      <style:table-properties style:width="7.1618in" fo:margin-left="0in" fo:margin-right="0.0035in" table:align="margins"/>
    </style:style>
    <style:style style:name="Táblázat12.A" style:family="table-column">
      <style:table-column-properties style:column-width="1.0097in" style:rel-column-width="9239*"/>
    </style:style>
    <style:style style:name="Táblázat12.B" style:family="table-column">
      <style:table-column-properties style:column-width="1.5389in" style:rel-column-width="14084*"/>
    </style:style>
    <style:style style:name="Táblázat12.E" style:family="table-column">
      <style:table-column-properties style:column-width="1.5347in" style:rel-column-width="14044*"/>
    </style:style>
    <style:style style:name="Táblázat1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B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40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1" style:family="paragraph" style:parent-style-name="_5b_RPG_5d__20_Táblázattartalom_20_-_20_saját_20_-_20_1">
      <style:paragraph-properties fo:text-align="start" style:justify-single-word="false"/>
      <style:text-properties fo:font-style="normal" fo:background-color="#ff0000" style:font-style-asian="normal" style:font-style-complex="normal"/>
    </style:style>
    <style:style style:name="P42" style:family="paragraph" style:parent-style-name="_5b_RPG_5d__20_Táblázattartalom_20_1">
      <style:text-properties fo:font-size="9pt" style:font-size-asian="9pt" style:font-size-complex="9pt"/>
    </style:style>
    <style:style style:name="P43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font-size="9pt" fo:font-style="normal" fo:font-weight="bold" style:font-size-asian="10.5pt" style:font-style-asian="normal" style:font-weight-asian="bold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9pt" fo:font-style="normal" fo:background-color="#ff9966" style:font-size-asian="10.5pt" style:font-style-asian="normal" style:font-style-complex="normal"/>
    </style:style>
    <style:style style:name="P46" style:family="paragraph" style:parent-style-name="_5b_RPG_5d__20_Táblázattartalom_20_1">
      <style:text-properties fo:background-color="transparent"/>
    </style:style>
    <style:style style:name="P47" style:family="paragraph" style:parent-style-name="Text_20_body">
      <style:text-properties fo:background-color="transparent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Nimbus Roman No9 L1" officeooo:rsid="000429b5" officeooo:paragraph-rsid="000429b5" style:font-name-asian="Sans Serif" style:font-name-complex="Tahoma2"/>
    </style:style>
    <style:style style:name="P50" style:family="paragraph" style:parent-style-name="Text_20_body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53" style:family="paragraph" style:parent-style-name="Text_20_body">
      <style:text-properties fo:font-weight="bold" style:font-weight-asian="bold" style:font-weight-complex="bold"/>
    </style:style>
    <style:style style:name="P54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55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style:font-name="Nimbus Roman No9 L" fo:font-weight="bold" fo:background-color="transparent" style:font-name-asian="Arial Unicode MS" style:font-weight-asian="bold" style:font-name-complex="Tahoma1" style:font-weight-complex="bold"/>
    </style:style>
    <style:style style:name="P58" style:family="paragraph" style:parent-style-name="Text_20_body">
      <style:paragraph-properties fo:margin-left="0in" fo:margin-right="0in" fo:text-indent="0in" style:auto-text-indent="false"/>
    </style:style>
    <style:style style:name="P59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60" style:family="paragraph" style:parent-style-name="Text_20_body">
      <style:text-properties fo:background-color="#ffcc99"/>
    </style:style>
    <style:style style:name="P61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62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63" style:family="paragraph" style:parent-style-name="Text_20_body">
      <style:paragraph-properties fo:margin-left="0in" fo:margin-right="0in" fo:text-indent="0.0783in" style:auto-text-indent="false"/>
    </style:style>
    <style:style style:name="P64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65" style:family="paragraph" style:parent-style-name="Text_20_body">
      <style:paragraph-properties fo:margin-left="0.4925in" fo:margin-right="0in" fo:text-indent="0in" style:auto-text-indent="false"/>
    </style:style>
    <style:style style:name="P6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8" style:family="paragraph" style:parent-style-name="Table_20_Contents">
      <style:paragraph-properties fo:text-align="justify" style:justify-single-word="false"/>
    </style:style>
    <style:style style:name="P69" style:family="paragraph" style:parent-style-name="Text_20_body">
      <style:paragraph-properties fo:margin-left="0in" fo:margin-right="0in" fo:text-indent="0.0398in" style:auto-text-indent="false"/>
    </style:style>
    <style:style style:name="P70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74" style:family="paragraph" style:parent-style-name="Text_20_body">
      <style:text-properties officeooo:rsid="00050c5f" officeooo:paragraph-rsid="0005fff7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3">
      <style:text-properties fo:background-color="#ffffcc"/>
    </style:style>
    <style:style style:name="P77" style:family="paragraph" style:parent-style-name="Heading_20_3">
      <style:paragraph-properties fo:break-before="page"/>
      <style:text-properties fo:background-color="#ffffcc"/>
    </style:style>
    <style:style style:name="P78" style:family="paragraph" style:parent-style-name="Heading_20_4">
      <style:text-properties fo:font-style="italic" style:font-style-asian="italic" style:font-style-complex="italic"/>
    </style:style>
    <style:style style:name="P79" style:family="paragraph" style:parent-style-name="Heading_20_4">
      <style:paragraph-properties fo:break-before="page"/>
    </style:style>
    <style:style style:name="P80" style:family="paragraph" style:parent-style-name="Heading_20_4">
      <style:text-properties fo:font-weight="bold" fo:background-color="transparent" style:font-weight-asian="bold" style:font-weight-complex="bold"/>
    </style:style>
    <style:style style:name="P81" style:family="paragraph" style:parent-style-name="Heading_20_4">
      <style:text-properties fo:font-weight="bold" style:font-weight-asian="bold" style:font-weight-complex="bold"/>
    </style:style>
    <style:style style:name="P82" style:family="paragraph" style:parent-style-name="Heading_20_4">
      <style:text-properties fo:background-color="#ff9966"/>
    </style:style>
    <style:style style:name="P83" style:family="paragraph" style:parent-style-name="Heading_20_4">
      <style:paragraph-properties fo:keep-together="auto" fo:keep-with-next="auto"/>
    </style:style>
    <style:style style:name="P84" style:family="paragraph" style:parent-style-name="Heading_20_5">
      <style:text-properties fo:background-color="transparent"/>
    </style:style>
    <style:style style:name="P85" style:family="paragraph" style:parent-style-name="Heading_20_5">
      <style:paragraph-properties fo:break-before="page"/>
    </style:style>
    <style:style style:name="P86" style:family="paragraph" style:parent-style-name="Standard" style:list-style-name="L4"/>
    <style:style style:name="P87" style:family="paragraph" style:parent-style-name="Standard" style:list-style-name="L6"/>
    <style:style style:name="P88" style:family="paragraph" style:parent-style-name="Standard" style:list-style-name="L11"/>
    <style:style style:name="P89" style:family="paragraph" style:parent-style-name="Standard" style:list-style-name="L15"/>
    <style:style style:name="P90" style:family="paragraph" style:parent-style-name="Standard" style:list-style-name="L22"/>
    <style:style style:name="P91" style:family="paragraph" style:parent-style-name="Standard" style:list-style-name="L27">
      <style:text-properties fo:font-weight="bold" fo:background-color="#ff0000" style:font-weight-asian="bold" style:font-weight-complex="bold"/>
    </style:style>
    <style:style style:name="P92" style:family="paragraph" style:parent-style-name="Standard" style:list-style-name="L30"/>
    <style:style style:name="P93" style:family="paragraph" style:parent-style-name="Standard" style:list-style-name="L33"/>
    <style:style style:name="P94" style:family="paragraph" style:parent-style-name="Standard" style:list-style-name="L35"/>
    <style:style style:name="P95" style:family="paragraph" style:parent-style-name="Standard" style:list-style-name="L38"/>
    <style:style style:name="P96" style:family="paragraph" style:parent-style-name="Standard" style:list-style-name="L39"/>
    <style:style style:name="P97" style:family="paragraph" style:parent-style-name="Table_20_Contents" style:list-style-name="L23">
      <style:paragraph-properties fo:text-align="start" style:justify-single-word="false"/>
    </style:style>
    <style:style style:name="P98" style:family="paragraph" style:parent-style-name="Table_20_Contents" style:list-style-name="L23">
      <style:paragraph-properties fo:text-align="start" style:justify-single-word="false"/>
      <style:text-properties fo:background-color="#ff0000"/>
    </style:style>
    <style:style style:name="P99" style:family="paragraph" style:parent-style-name="Text_20_body" style:list-style-name="L1"/>
    <style:style style:name="P100" style:family="paragraph" style:parent-style-name="Text_20_body" style:list-style-name="L2"/>
    <style:style style:name="P101" style:family="paragraph" style:parent-style-name="Text_20_body" style:list-style-name="L3"/>
    <style:style style:name="P102" style:family="paragraph" style:parent-style-name="Text_20_body" style:list-style-name="L3">
      <style:text-properties fo:background-color="#ff9966"/>
    </style:style>
    <style:style style:name="P103" style:family="paragraph" style:parent-style-name="Text_20_body" style:list-style-name="L12">
      <style:paragraph-properties fo:margin-left="0.9846in" fo:margin-right="0in" fo:text-indent="0.0783in" style:auto-text-indent="false"/>
      <style:text-properties fo:background-color="#ff9966"/>
    </style:style>
    <style:style style:name="P104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9966"/>
    </style:style>
    <style:style style:name="P105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6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7" style:family="paragraph" style:parent-style-name="Text_20_body" style:list-style-name="L5">
      <style:text-properties style:font-name="Nimbus Roman No9 L1" officeooo:rsid="000429b5" officeooo:paragraph-rsid="000429b5" style:font-name-asian="Sans Serif" style:font-name-complex="Tahoma2"/>
    </style:style>
    <style:style style:name="P108" style:family="paragraph" style:parent-style-name="Text_20_body" style:list-style-name="L5">
      <style:text-properties officeooo:rsid="000429b5" officeooo:paragraph-rsid="000429b5"/>
    </style:style>
    <style:style style:name="P109" style:family="paragraph" style:parent-style-name="Text_20_body" style:list-style-name="L7"/>
    <style:style style:name="P110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11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12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3" style:family="paragraph" style:parent-style-name="Text_20_body" style:list-style-name="L7">
      <style:paragraph-properties fo:margin-left="0in" fo:margin-right="0in" fo:text-indent="0.0783in" style:auto-text-indent="false"/>
    </style:style>
    <style:style style:name="P114" style:family="paragraph" style:parent-style-name="Text_20_body" style:list-style-name="L8">
      <loext:graphic-properties draw:fill="solid" draw:fill-color="#ff9966" draw:opacity="100%"/>
      <style:paragraph-properties fo:background-color="#ff9966"/>
    </style:style>
    <style:style style:name="P115" style:family="paragraph" style:parent-style-name="Text_20_body" style:list-style-name="L8">
      <style:paragraph-properties fo:margin-left="0.4925in" fo:margin-right="0in" fo:text-indent="0.0783in" style:auto-text-indent="false"/>
    </style:style>
    <style:style style:name="P116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7" style:family="paragraph" style:parent-style-name="Text_20_body" style:list-style-name="L8">
      <style:paragraph-properties fo:margin-left="0.4925in" fo:margin-right="0in" fo:text-indent="0.0783in" style:auto-text-indent="false"/>
      <style:text-properties fo:background-color="#ff6633"/>
    </style:style>
    <style:style style:name="P118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9" style:family="paragraph" style:parent-style-name="Text_20_body" style:list-style-name="L9">
      <style:text-properties style:use-window-font-color="true" loext:opacity="0%"/>
    </style:style>
    <style:style style:name="P120" style:family="paragraph" style:parent-style-name="Text_20_body" style:list-style-name="L9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21" style:family="paragraph" style:parent-style-name="Text_20_body" style:list-style-name="L9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22" style:family="paragraph" style:parent-style-name="Text_20_body" style:list-style-name="L9">
      <style:paragraph-properties fo:margin-left="0in" fo:margin-right="0in" fo:text-indent="0.0783in" style:auto-text-indent="false"/>
      <style:text-properties style:use-window-font-color="true" loext:opacity="0%"/>
    </style:style>
    <style:style style:name="P123" style:family="paragraph" style:parent-style-name="Text_20_body" style:list-style-name="L10">
      <style:text-properties style:use-window-font-color="true" loext:opacity="0%"/>
    </style:style>
    <style:style style:name="P124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/>
    </style:style>
    <style:style style:name="P125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6" style:family="paragraph" style:parent-style-name="Text_20_body" style:list-style-name="L15">
      <style:text-properties style:use-window-font-color="true" loext:opacity="0%" fo:font-weight="normal" style:font-weight-asian="normal" style:font-weight-complex="normal"/>
    </style:style>
    <style:style style:name="P127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8" style:family="paragraph" style:parent-style-name="Text_20_body" style:list-style-name="L25">
      <style:paragraph-properties fo:margin-left="0in" fo:margin-right="0in" fo:text-indent="0.0783in" style:auto-text-indent="false"/>
      <style:text-properties style:use-window-font-color="true" loext:opacity="0%"/>
    </style:style>
    <style:style style:name="P129" style:family="paragraph" style:parent-style-name="Text_20_body" style:list-style-name="L26">
      <style:paragraph-properties fo:margin-left="0in" fo:margin-right="0in" fo:text-indent="0.0783in" style:auto-text-indent="false"/>
      <style:text-properties style:use-window-font-color="true" loext:opacity="0%"/>
    </style:style>
    <style:style style:name="P130" style:family="paragraph" style:parent-style-name="Text_20_body" style:list-style-name="L28">
      <style:text-properties style:use-window-font-color="true" loext:opacity="0%"/>
    </style:style>
    <style:style style:name="P131" style:family="paragraph" style:parent-style-name="Text_20_body" style:list-style-name="L29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32" style:family="paragraph" style:parent-style-name="Text_20_body" style:list-style-name="L3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33" style:family="paragraph" style:parent-style-name="Text_20_body" style:list-style-name="L11">
      <style:paragraph-properties fo:margin-left="0.4925in" fo:margin-right="0in" fo:text-indent="0.0783in" style:auto-text-indent="false"/>
      <style:text-properties fo:background-color="transparent"/>
    </style:style>
    <style:style style:name="P134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35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6" style:family="paragraph" style:parent-style-name="Text_20_body" style:list-style-name="L12"/>
    <style:style style:name="P137" style:family="paragraph" style:parent-style-name="Text_20_body" style:list-style-name="L12">
      <style:paragraph-properties fo:margin-left="0.4925in" fo:margin-right="0in" fo:text-indent="0.0783in" style:auto-text-indent="false"/>
    </style:style>
    <style:style style:name="P138" style:family="paragraph" style:parent-style-name="Text_20_body" style:list-style-name="L12">
      <style:text-properties style:font-name="FreeSerif1" fo:font-size="11pt" style:font-name-asian="TimesNewRomanPSMT" style:font-size-asian="11pt" style:font-name-complex="TimesNewRomanPSMT" style:font-size-complex="11pt"/>
    </style:style>
    <style:style style:name="P139" style:family="paragraph" style:parent-style-name="Text_20_body" style:list-style-name="L12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40" style:family="paragraph" style:parent-style-name="Text_20_body" style:list-style-name="L13"/>
    <style:style style:name="P141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42" style:family="paragraph" style:parent-style-name="Text_20_body" style:list-style-name="L18">
      <style:text-properties style:text-underline-style="none" fo:font-weight="normal" style:font-weight-asian="normal" style:font-weight-complex="normal"/>
    </style:style>
    <style:style style:name="P143" style:family="paragraph" style:parent-style-name="Text_20_body" style:list-style-name="L18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4" style:family="paragraph" style:parent-style-name="Text_20_body" style:list-style-name="L18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5" style:family="paragraph" style:parent-style-name="Text_20_body" style:list-style-name="L31">
      <style:text-properties style:text-underline-style="none" fo:font-weight="normal" style:font-weight-asian="normal" style:font-weight-complex="normal"/>
    </style:style>
    <style:style style:name="P146" style:family="paragraph" style:parent-style-name="Text_20_body" style:list-style-name="L19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7" style:family="paragraph" style:parent-style-name="Text_20_body" style:list-style-name="L20">
      <style:paragraph-properties fo:margin-left="0.9846in" fo:margin-right="0in" fo:text-indent="0.0783in" style:auto-text-indent="false"/>
    </style:style>
    <style:style style:name="P148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49" style:family="paragraph" style:parent-style-name="Text_20_body" style:list-style-name="L21">
      <style:paragraph-properties fo:margin-left="0in" fo:margin-right="0in" fo:text-indent="0in" style:auto-text-indent="false"/>
    </style:style>
    <style:style style:name="P150" style:family="paragraph" style:parent-style-name="Text_20_body" style:list-style-name="L22">
      <style:paragraph-properties fo:margin-left="0.4925in" fo:margin-right="0in" fo:text-indent="0.0783in" style:auto-text-indent="false"/>
    </style:style>
    <style:style style:name="P151" style:family="paragraph" style:parent-style-name="Text_20_body" style:list-style-name="L24" style:master-page-name="">
      <style:paragraph-properties fo:margin-top="0in" fo:margin-bottom="0in" style:contextual-spacing="false" style:page-number="auto"/>
    </style:style>
    <style:style style:name="P152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</style:style>
    <style:style style:name="P153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</style:style>
    <style:style style:name="P154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55" style:family="paragraph" style:parent-style-name="Text_20_body" style:list-style-name="L34">
      <style:paragraph-properties fo:margin-left="0.4925in" fo:margin-right="0in" fo:text-indent="0in" style:auto-text-indent="false"/>
      <style:text-properties fo:background-color="#ff0000"/>
    </style:style>
    <style:style style:name="P156" style:family="paragraph" style:parent-style-name="Text_20_body" style:list-style-name="L25">
      <style:paragraph-properties fo:margin-left="0in" fo:margin-right="0in" fo:text-indent="0.0783in" style:auto-text-indent="false"/>
    </style:style>
    <style:style style:name="P157" style:family="paragraph" style:parent-style-name="Text_20_body" style:list-style-name="L29">
      <style:paragraph-properties fo:margin-top="0in" fo:margin-bottom="0in" style:contextual-spacing="false"/>
    </style:style>
    <style:style style:name="P158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9" style:family="paragraph" style:parent-style-name="Text_20_body" style:list-style-name="L31">
      <style:paragraph-properties fo:margin-left="0.4925in" fo:margin-right="0in" fo:text-indent="0in" style:auto-text-indent="false"/>
    </style:style>
    <style:style style:name="P160" style:family="paragraph" style:parent-style-name="Text_20_body" style:list-style-name="L32"/>
    <style:style style:name="P161" style:family="paragraph" style:parent-style-name="Text_20_body" style:list-style-name="L33">
      <style:paragraph-properties fo:margin-left="0.4925in" fo:margin-right="0in" fo:text-indent="0in" style:auto-text-indent="false"/>
    </style:style>
    <style:style style:name="P162" style:family="paragraph" style:parent-style-name="Text_20_body" style:list-style-name="L33">
      <style:paragraph-properties fo:margin-left="0.9846in" fo:margin-right="0in" fo:text-indent="0in" style:auto-text-indent="false"/>
    </style:style>
    <style:style style:name="P163" style:family="paragraph" style:parent-style-name="Text_20_body" style:list-style-name="L33">
      <style:paragraph-properties fo:margin-left="0in" fo:margin-right="0in" fo:text-indent="0in" style:auto-text-indent="false"/>
    </style:style>
    <style:style style:name="P164" style:family="paragraph" style:parent-style-name="Text_20_body" style:list-style-name="L35">
      <style:paragraph-properties fo:margin-left="0.4925in" fo:margin-right="0in" fo:text-indent="0.0783in" style:auto-text-indent="false"/>
    </style:style>
    <style:style style:name="P165" style:family="paragraph" style:parent-style-name="Text_20_body" style:list-style-name="L36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6" style:family="paragraph" style:parent-style-name="Text_20_body" style:list-style-name="L37"/>
    <style:style style:name="P167" style:family="paragraph" style:parent-style-name="Text_20_body" style:list-style-name="L39">
      <style:paragraph-properties fo:margin-left="0in" fo:margin-right="0in" fo:text-indent="0.0398in" style:auto-text-indent="false"/>
    </style:style>
    <style:style style:name="P168" style:family="paragraph" style:parent-style-name="Text_20_body" style:list-style-name="L38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9" style:family="paragraph" style:parent-style-name="Text_20_body" style:list-style-name="L40"/>
    <style:style style:name="P170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_5b_RPG_5d__20_Táblázat_20_-_20_Fortély_20_hatás" style:list-style-name="L14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style:font-name="Nimbus Roman No9 L1" officeooo:rsid="000429b5" style:font-name-asian="Sans Serif" style:font-name-complex="Tahoma2"/>
    </style:style>
    <style:style style:name="T24" style:family="text">
      <style:text-properties fo:background-color="#ff9966" loext:char-shading-value="0"/>
    </style:style>
    <style:style style:name="T25" style:family="text">
      <style:text-properties fo:font-size="11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background-color="#ff6633" loext:char-shading-value="0"/>
    </style:style>
    <style:style style:name="T30" style:family="text">
      <style:text-properties style:font-name-asian="TimesNewRomanPSMT" style:font-name-complex="TimesNewRomanPSMT"/>
    </style:style>
    <style:style style:name="T31" style:family="text">
      <style:text-properties fo:background-color="#ffff00" loext:char-shading-value="0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officeooo:rsid="0002e1e2"/>
    </style:style>
    <style:style style:name="T34" style:family="text">
      <style:text-properties officeooo:rsid="000429b5"/>
    </style:style>
    <style:style style:name="T35" style:family="text">
      <style:text-properties officeooo:rsid="0004b12c"/>
    </style:style>
    <style:style style:name="T36" style:family="text">
      <style:text-properties officeooo:rsid="0005fff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33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3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Frissítve: 20<text:span text:style-name="T35">13</text:span>.0<text:span text:style-name="T35">8</text:span>.<text:span text:style-name="T35">30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71">Karakteralkotás (fejlesztés)<text:tab/>3</text:p>
          <text:p text:style-name="P72">Problémák (megoldandók) (Karakteralkotás)<text:tab/>3</text:p>
          <text:p text:style-name="P72">TODO (kidolgozandók) (Karakteralkotás)<text:tab/>3</text:p>
          <text:p text:style-name="P71">Képzettségek (fejlesztés)<text:tab/>4</text:p>
          <text:p text:style-name="P72">Problémák (megoldandók) (képzettségek)<text:tab/>4</text:p>
          <text:p text:style-name="P73">Rejtőzés vs Észlelés - PROB_KEPZETTSEGEK_#8.<text:tab/>4</text:p>
          <text:p text:style-name="P73">Méregismeret - PROB_KEPZETTSEGEK_#22.<text:tab/>4</text:p>
          <text:p text:style-name="P72">TODO (kidolgozandók) (képzettségek)<text:tab/>4</text:p>
          <text:p text:style-name="P73">Képzettségek leírását kidolgozni – TODO_KEPZETTSEGEK_#22.<text:tab/>4</text:p>
          <text:p text:style-name="P73">Képzettségek kifejtői, képzetlen próba, biztos tudás - TODO_KEPZETTSEGEK_#3.<text:tab/>4</text:p>
          <text:p text:style-name="P73">Ellenpróbás szituációk fejezete - TODO_KEPZETTSEGEK_#7.<text:tab/>4</text:p>
          <text:p text:style-name="P73">Gyógyítás kidolgozása - TODO_KEPZETTSEGEK_#8.<text:tab/>5</text:p>
          <text:p text:style-name="P73">Írástudó - TODO_KEPZETTSEGEK_#9.<text:tab/>5</text:p>
          <text:p text:style-name="P71">Fortélyok (fejlesztés)<text:tab/>6</text:p>
          <text:p text:style-name="P72">Alapelvek fortélyok kidolgozásához<text:tab/>6</text:p>
          <text:p text:style-name="P73">Fortély „Táp kategóriák”<text:tab/>6</text:p>
          <text:p text:style-name="P71">Tradíciók (fejlesztés)<text:tab/>8</text:p>
          <text:p text:style-name="P72">TODO (Tradíciók)<text:tab/>8</text:p>
          <text:p text:style-name="P71">Harcrendszer (fejlesztés)<text:tab/>9</text:p>
          <text:p text:style-name="P72">Problémák (megoldandók) (harcrendszer)<text:tab/>9</text:p>
          <text:p text:style-name="P73">Testrészre támadás – PROB_HARC_#59.<text:tab/>9</text:p>
          <text:p text:style-name="P73">Nem harci sebződések – PROB_HARC_#57.<text:tab/>9</text:p>
          <text:p text:style-name="P73">Tapasztalati szint és Mágia célzása – PROB_HARC_#60.<text:tab/>9</text:p>
          <text:p text:style-name="P73">Harci helyzetek – PROB_HARC_#51.<text:tab/>10</text:p>
          <text:p text:style-name="P70">Rávetődés hátulról<text:tab/>10</text:p>
          <text:p text:style-name="P70">Mögékerülés<text:tab/>10</text:p>
          <text:p text:style-name="P70">Visszafogott csapás /Harc az ellenfél elfogásáért<text:tab/>11</text:p>
          <text:p text:style-name="P73">Garott használat - PROB_HARC_#11.<text:tab/>11</text:p>
          <text:p text:style-name="P72">TODO (kidolgozandók) (harcrendszer)<text:tab/>13</text:p>
          <text:p text:style-name="P73">Vértek, páncélok – TODO_HARC_#29.<text:tab/>13</text:p>
          <text:p text:style-name="P73">Pajzsok, Alkarvédők – TODO_HARC_#15.<text:tab/>14</text:p>
          <text:p text:style-name="P73">Hajítófegyverek – TODO_HARC_#32.<text:tab/>15</text:p>
          <text:p text:style-name="P70">Speciális fegyver hajítása<text:tab/>15</text:p>
          <text:p text:style-name="P70">Slan csillag<text:tab/>15</text:p>
          <text:p text:style-name="P73">Fegyverek – TODO_HARC_#27.<text:tab/>15</text:p>
          <text:p text:style-name="P70">Fegyverek minősége<text:tab/>15</text:p>
          <text:p text:style-name="P70">Konkrét fegyverek tulajdonságai<text:tab/>15</text:p>
          <text:p text:style-name="P70">Sebzés típusok, sebek jellege<text:tab/>16</text:p>
          <text:p text:style-name="P70">Harc egyedi fegyverekkel<text:tab/>17</text:p>
          <text:p text:style-name="P70">Hárítófegyverek<text:tab/>17</text:p>
          <text:p text:style-name="P73">Harci alakzatok kidolgozása – TODO_HARC_#62.<text:tab/>17</text:p>
          <text:p text:style-name="P73">Emberméret-módosító fegyveres harcban – TODO_HARC_#10.<text:tab/>17</text:p>
          <text:p text:style-name="P73">Átlagemberek szintje, értékei – TODO_HARC_#18.<text:tab/>17</text:p>
          <text:p text:style-name="P73">Megterheltség, kimerültség – TODO_HARC_#20.<text:tab/>17</text:p>
          <text:p text:style-name="P73">Manőverek – TODO_HARC_#33.<text:tab/>18</text:p>
          <text:p text:style-name="P73">Harci fortélyok – TODO_HARC_#35.<text:tab/>18</text:p>
          <text:p text:style-name="P73">Mozgási sebesség – TODO_HARC_#39.<text:tab/>18</text:p>
          <text:p text:style-name="P73">Távolsági harcrendszer – TODO_HARC_#36.<text:tab/>18</text:p>
          <text:p text:style-name="P73">Védő Érték regenerálódása, tartós VÉ csökkenés – TODO_HARC_#60.<text:tab/>19</text:p>
          <text:p text:style-name="P73"><text:soft-page-break/>Gyógyulás – TODO_HARC_#38.<text:tab/>19</text:p>
          <text:p text:style-name="P73">Lovas harc és fortélyaik – TODO_HARC_#31.<text:tab/>20</text:p>
          <text:p text:style-name="P70">Lovas roham<text:tab/>20</text:p>
          <text:p text:style-name="P70">Lovas támadás galoppból<text:tab/>20</text:p>
          <text:p text:style-name="P71">Érzékelés, észlelés (fejlesztés)<text:tab/>22</text:p>
          <text:p text:style-name="P72">TODO (Érzékelés, észlelés)<text:tab/>22</text:p>
        </text:index-body>
      </text:table-of-content>
      <text:p text:style-name="Text_20_body"/>
      <text:p text:style-name="Text_20_body"/>
      <text:h text:style-name="Heading_20_1" text:outline-level="1">Karakteralkotás (fejlesztés)</text:h>
      <text:h text:style-name="P76" text:outline-level="3">Problémák (megoldandók) (Karakteralkotás)<text:span text:style-name="T1"> </text:span></text:h>
      <text:p text:style-name="P47">-</text:p>
      <text:h text:style-name="P76" text:outline-level="3">TODO (kidolgozandók) (Karakteralkotás)</text:h>
      <text:p text:style-name="Text_20_body">-</text:p>
      <text:p text:style-name="Text_20_body"/>
      <text:p text:style-name="Standard"/>
      <text:p text:style-name="Standard"/>
      <text:h text:style-name="P75" text:outline-level="1">Képzettségek (fejlesztés)</text:h>
      <text:h text:style-name="P76" text:outline-level="3">Problémák (megoldandók) (képzettségek)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Rejtőzés vs Észlelés <text:s/>- <text:s/>PROB_KEPZETTSEGEK_#8.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span text:style-name="_5b_RPG_5d__20_Kiemelt_20_kifejezés"><text:span text:style-name="T6">Méregismeret - PROB_KEPZETTSEGEK_#22.</text:span></text:span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6" text:outline-level="3">TODO (kidolgozandók) (képzettségek)</text:h>
      <text:p text:style-name="Text_20_body">Ide jönnek azok az ötletek, amik még csak elviekben léteznek, és amiket ki kell még dolgozni.</text:p>
      <text:h text:style-name="Heading_20_4" text:outline-level="4">Képzettségek leírását kidolgozni – TODO_KEPZETTSEGEK_#22.</text:h>
      <text:p text:style-name="Text_20_body">Minden képzettségről leírás, egyedi jellemzők, az egyes tudásszintekhez rendelt biztos tudás kifejtők.</text:p>
      <text:h text:style-name="Heading_20_4" text:outline-level="4">Képzettségek kifejtői, képzetlen próba, biztos tudás - TODO_KEPZETTSEGEK_#3. 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Ellenpróbás szituációk fejezete - <text:s/>TODO_KEPZETTSEGEK_#7.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209411509" text:style-name="L1">
        <text:list-item>
          <text:p text:style-name="P99"><text:soft-page-break/>Mi az alapeset</text:p>
        </text:list-item>
        <text:list-item>
          <text:p text:style-name="P99">Mikor kell módosítót adni egyik, vagy másik félnek</text:p>
        </text:list-item>
      </text:list>
      <text:h text:style-name="Heading_20_4" text:outline-level="4">Gyógyítás kidolgozása - <text:s/>TODO_KEPZETTSEGEK_#8.</text:h>
      <text:list xml:id="list1300919938" text:style-name="L2">
        <text:list-item>
          <text:p text:style-name="P100">Átfogó képzettség (része: Sebgyógyítás, Orvoslás)</text:p>
        </text:list-item>
        <text:list-item>
          <text:p text:style-name="P100">Kultúrkörhöz kötött (kuruzslók, stb)</text:p>
        </text:list-item>
        <text:list-item>
          <text:p text:style-name="P100">Nem lehet hatékonyabb a papi gyógyításnál</text:p>
        </text:list-item>
      </text:list>
      <text:p text:style-name="P1">TODO: kidolgozni a Képzettség leírásánál</text:p>
      <text:p text:style-name="P3"/>
      <text:p text:style-name="P3"/>
      <text:h text:style-name="P78" text:outline-level="4">Írástudó - <text:s/>TODO_KEPZETTSEGEK_#9.</text:h>
      <text:p text:style-name="P3">Fortély, vagy könnyű képzettség? Esetleg többfokú fortély? (én ezt támogatnám)</text:p>
      <text:p text:style-name="P3">Pl. „ügyvéd” karakternél</text:p>
      <text:p text:style-name="P3"/>
      <text:p text:style-name="Standard"/>
      <text:p text:style-name="Standard"/>
      <text:h text:style-name="P75" text:outline-level="1">Fortélyok (fejlesztés)</text:h>
      <text:h text:style-name="Heading_20_3" text:outline-level="3">Alapelvek fortélyok kidolgozásához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Fortély „Táp kategóriák”</text:h>
      <text:p text:style-name="Text_20_body">Ha egy fortélyt bekategorizáltunk, akkor a felvételének követelményeinek a táblázatban megadott értékű KP-mennyiségnek kell lennie.</text:p>
      <text:p text:style-name="P60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140651105128704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140650871388384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140651035794992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140651035826512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140650871643616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140650871643888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2722295497" text:style-name="L3">
        <text:list-item>
          <text:p text:style-name="P101">Képzettségeket (KP igényük 1:1-ben számít be)</text:p>
        </text:list-item>
        <text:list-item>
          <text:p text:style-name="P102">Fortélyok (nehéz a KP-sítésük..., esetleg annak a fortélynak a táp-kategória KP-igénye)</text:p>
        </text:list-item>
        <text:list-item>
          <text:p text:style-name="P101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140650871647184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140650871650720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140650871661456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140650871661728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140650871662000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140650871658352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140650871658624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/>
      <text:p text:style-name="P13"><text:soft-page-break/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3297443201" text:style-name="L4">
        <text:list-item>
          <text:p text:style-name="P86">Tfh az első oszlopot használjuk (1. verzió)</text:p>
        </text:list-item>
        <text:list-item>
          <text:p text:style-name="P86">Megsaccoljuk, hogy mennyire tápos és azt mondjuk, hogy ez pl. a 3. táp-kategóriába tesszük</text:p>
        </text:list-item>
        <text:list-item>
          <text:p text:style-name="P105">Így a követelményekre 80KP-t kell költeni. Jelenleg:</text:p>
        </text:list-item>
        <text:list-item>
          <text:p text:style-name="P86">Harcmodor-6.szint: 46KP</text:p>
        </text:list-item>
        <text:list-item>
          <text:p text:style-name="P86">Ügyesség +1 <text:s/><text:span text:style-name="T21">→</text:span><text:span text:style-name="T22"> 10KP</text:span></text:p>
        </text:list-item>
        <text:list-item>
          <text:p text:style-name="P106">Összesen: 46+10=56KP, tehát még 80-56=24KP-nyi követelményt kéne betenni.</text:p>
        </text:list-item>
      </text:list>
      <text:p text:style-name="P50"/>
      <text:h text:style-name="Heading_20_4" text:outline-level="4"><text:span text:style-name="T34">Háttér fortélyok kidolgozása - </text:span>TODO_FORTÉLY_#10</text:h>
      <text:p text:style-name="P49"/>
      <text:p text:style-name="P49">→ Pl. <text:s/></text:p>
      <text:list xml:id="list345068624" text:style-name="L5">
        <text:list-item>
          <text:p text:style-name="P107">Fajok (Udvari Ork, stb) <text:s/>(2 fok (30 KP)??)</text:p>
        </text:list-item>
        <text:list-item>
          <text:p text:style-name="P107">Kiválasztott</text:p>
        </text:list-item>
        <text:list-item>
          <text:p text:style-name="P108"><text:span text:style-name="T23">s</text:span><text:span text:style-name="T22">tb.</text:span></text:p>
        </text:list-item>
      </text:list>
      <text:p text:style-name="P49"/>
      <text:p text:style-name="P49"/>
      <text:h text:style-name="P75" text:outline-level="1">Tradíciók (fejlesztés)</text:h>
      <text:h text:style-name="Heading_20_3" text:outline-level="3">TODO (Tradíciók)</text:h>
      <text:p text:style-name="Text_20_body">#2: Tisztázni a Slant</text:p>
      <text:p text:style-name="Text_20_body"/>
      <text:p text:style-name="Text_20_body">#3: Amit később is fel lehet venni, ott megvizsgálni, hogy az 50KP elköltése szintlépéskor nem okoz-e gondot...</text:p>
      <text:p text:style-name="Text_20_body"/>
      <text:p text:style-name="P48"/>
      <text:h text:style-name="P75" text:outline-level="1">Harcrendszer (fejlesztés)</text:h>
      <text:h text:style-name="P76" text:outline-level="3">Problémák (megoldandók) (harcrendszer)</text:h>
      <text:h text:style-name="Heading_20_4" text:outline-level="4">Testrészre támadás<text:span text:style-name="T1"> – PROB_HARC_#59.</text:span></text:h>
      <text:list xml:id="list2941509054" text:style-name="L6">
        <text:list-item>
          <text:p text:style-name="P87">A Harci anatómia erre is adjon bónuszt..?</text:p>
        </text:list-item>
      </text:list>
      <text:h text:style-name="Heading_20_4" text:outline-level="4">Nem harci sebződések – PROB_HARC_#57.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Tapasztalati szint és Mágia célzása <text:span text:style-name="T1">– PROB_HARC_#60.</text:span></text:h>
      <text:p text:style-name="P47">A varázslók hogyan célozzanak ha lőni akarnak pl. tüzet, villámot, stb?</text:p>
      <text:p text:style-name="P47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74">20<text:span text:style-name="T36">22</text:span>.0<text:span text:style-name="T36">7</text:span>.<text:span text:style-name="T36">27</text:span>: Alapb<text:span text:style-name="T25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7"/>
      <text:p text:style-name="Text_20_body"/>
      <text:h text:style-name="P79" text:outline-level="4">Harci helyzetek – PROB_HARC_#51.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több ellenféllel</text:p>
          </table:table-cell>
          <table:table-cell table:style-name="Táblázat3.A2" office:value-type="string">
            <text:p text:style-name="P35">-10VÉ / + ellenfél<text:line-break/>( az egyedül levőnek)</text:p>
          </table:table-cell>
          <table:table-cell table:style-name="Táblázat3.C2" office:value-type="string">
            <text:p text:style-name="P36">Azaz <text:span text:style-name="T13">2 </text:span>ellenfél esetén -10VÉ, <text:span text:style-name="T13">3</text:span> ellenfél esetén -20VÉ, stb.</text:p>
            <text:p text:style-name="P36">Pajzs (<text:span text:style-name="T18">milyen méretű pajzs?</text:span>)használata esetén csak <text:span text:style-name="T13">3 </text:span>ellenféltől jár levonás:</text:p>
            <text:p text:style-name="P36">2 ellenfél esetén nincs levonás, 3 esetén -10VÉ, stb.</text:p>
          </table:table-cell>
        </table:table-row>
        <table:table-row table:style-name="Táblázat3.1">
          <table:table-cell table:style-name="Táblázat3.A2" office:value-type="string">
            <text:p text:style-name="P35">Meglepetés</text:p>
          </table:table-cell>
          <table:table-cell table:style-name="Táblázat3.A2" office:value-type="string">
            <text:p text:style-name="P38">+20 TÉ</text:p>
          </table:table-cell>
          <table:table-cell table:style-name="Táblázat3.C2" office:value-type="string">
            <text:p text:style-name="P36">A támadó kapja a módosítót.</text:p>
            <text:p text:style-name="P41">Pajzs VÉ ne számítson ilyenkor?</text:p>
          </table:table-cell>
        </table:table-row>
        <table:table-row table:style-name="Táblázat3.1">
          <table:table-cell table:style-name="Táblázat3.A2" office:value-type="string">
            <text:p text:style-name="P35">Támadás hátulról</text:p>
          </table:table-cell>
          <table:table-cell table:style-name="Táblázat3.A2" office:value-type="string">
            <text:p text:style-name="P40">+10 TÉ</text:p>
          </table:table-cell>
          <table:table-cell table:style-name="Táblázat3.C2" office:value-type="string">
            <text:p text:style-name="P36">A támadó kapja a módosítót.</text:p>
            <text:p text:style-name="P41">Pajzs VÉ ne számítson ilyenkor?</text:p>
          </table:table-cell>
        </table:table-row>
        <table:table-row table:style-name="Táblázat3.1">
          <table:table-cell table:style-name="Táblázat3.A2" office:value-type="string">
            <text:p text:style-name="P35">Támadás félhátulról</text:p>
          </table:table-cell>
          <table:table-cell table:style-name="Táblázat3.A2" office:value-type="string">
            <text:p text:style-name="P40">+5 TÉ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5">Megrendült állapot</text:p>
          </table:table-cell>
          <table:table-cell table:style-name="Táblázat3.A2" office:value-type="string">
            <text:p text:style-name="P40">-10KÉ, -20TÉ, -2 Sebzés</text:p>
          </table:table-cell>
          <table:table-cell table:style-name="Táblázat3.C2" office:value-type="string">
            <text:p text:style-name="P41">Legyen?</text:p>
          </table:table-cell>
        </table:table-row>
        <table:table-row table:style-name="Táblázat3.1">
          <table:table-cell table:style-name="Táblázat3.A2" office:value-type="string">
            <text:p text:style-name="P35">Észrevétlen támadás</text:p>
          </table:table-cell>
          <table:table-cell table:style-name="Táblázat3.A2" office:value-type="string">
            <text:p text:style-name="P38">Áldozat Védő Értéke:</text:p>
            <text:p text:style-name="P38">mozgás jellegétől függő VÉ</text:p>
          </table:table-cell>
          <table:table-cell table:style-name="Táblázat3.C2" office:value-type="string">
            <table:table table:name="Táblázat39" table:style-name="Táblázat39">
              <table:table-column table:style-name="Táblázat39.A"/>
              <table:table-column table:style-name="Táblázat39.B"/>
              <table:table-row table:style-name="TableLine140650837763632">
                <table:table-cell table:style-name="Táblázat39.A1" office:value-type="string">
                  <text:p text:style-name="P44">Célpont mozgásának jellege</text:p>
                </table:table-cell>
                <table:table-cell table:style-name="Táblázat39.B1" office:value-type="string">
                  <text:p text:style-name="P44">VÉ</text:p>
                </table:table-cell>
              </table:table-row>
              <table:table-row table:style-name="TableLine140651076227968">
                <table:table-cell table:style-name="Táblázat39.A2" office:value-type="string">
                  <text:p text:style-name="P45">Álló helyzet <text:line-break/>(vagy lassan sétáló hátulról)</text:p>
                </table:table-cell>
                <table:table-cell table:style-name="Táblázat39.B2" office:value-type="string">
                  <text:p text:style-name="P45">0</text:p>
                </table:table-cell>
              </table:table-row>
              <table:table-row table:style-name="TableLine140650837721008">
                <table:table-cell table:style-name="Táblázat39.A2" office:value-type="string">
                  <text:p text:style-name="P45">Lassú egyenletes (séta)</text:p>
                </table:table-cell>
                <table:table-cell table:style-name="Táblázat39.B2" office:value-type="string">
                  <text:p text:style-name="P45">20</text:p>
                </table:table-cell>
              </table:table-row>
              <table:table-row table:style-name="TableLine140650837722448">
                <table:table-cell table:style-name="Táblázat39.A2" office:value-type="string">
                  <text:p text:style-name="P45">Egyenletes kocogás</text:p>
                </table:table-cell>
                <table:table-cell table:style-name="Táblázat39.B2" office:value-type="string">
                  <text:p text:style-name="P45">40</text:p>
                </table:table-cell>
              </table:table-row>
              <table:table-row table:style-name="TableLine140650837762912">
                <table:table-cell table:style-name="Táblázat39.A2" office:value-type="string">
                  <text:p text:style-name="P45">Sprint egyenes vonalon</text:p>
                </table:table-cell>
                <table:table-cell table:style-name="Táblázat39.B2" office:value-type="string">
                  <text:p text:style-name="P45">60</text:p>
                </table:table-cell>
              </table:table-row>
              <table:table-row table:style-name="TableLine140650837734752">
                <table:table-cell table:style-name="Táblázat39.A2" office:value-type="string">
                  <text:p text:style-name="P45">Lassú kiszámíthatatlan</text:p>
                </table:table-cell>
                <table:table-cell table:style-name="Táblázat39.B2" office:value-type="string">
                  <text:p text:style-name="P45">40</text:p>
                </table:table-cell>
              </table:table-row>
              <table:table-row table:style-name="TableLine140650837735472">
                <table:table-cell table:style-name="Táblázat39.A2" office:value-type="string">
                  <text:p text:style-name="P45">Közepesen gyors, kiszámíthatatlan</text:p>
                </table:table-cell>
                <table:table-cell table:style-name="Táblázat39.B2" office:value-type="string">
                  <text:p text:style-name="P45">70</text:p>
                </table:table-cell>
              </table:table-row>
              <table:table-row table:style-name="TableLine140650837736192">
                <table:table-cell table:style-name="Táblázat39.A2" office:value-type="string">
                  <text:p text:style-name="P45">Gyors, kiszámíthatatlan</text:p>
                </table:table-cell>
                <table:table-cell table:style-name="Táblázat39.B2" office:value-type="string">
                  <text:p text:style-name="P45">100</text:p>
                </table:table-cell>
              </table:table-row>
            </table:table>
            <text:p text:style-name="P36"/>
            <text:p text:style-name="P36">Követelménye: Sikeres „Lopakodás/rejtőzés” vs <text:s/>„Észlelés” ellenpróba </text:p>
            <text:p text:style-name="P39">Az Észrevétlen támadás több harci taktika követelménye <text:line-break/>(pl. Orvtámadás)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8" office:value-type="string">
            <text:p text:style-name="P38">TODO</text:p>
          </table:table-cell>
          <table:table-cell table:style-name="Táblázat3.C8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40">Lóról leesés</text:p>
          </table:table-cell>
          <table:table-cell table:style-name="Táblázat3.A2" office:value-type="string">
            <text:p text:style-name="P40">Ezt ne ide!!!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40">TODO</text:p>
          </table:table-cell>
          <table:table-cell table:style-name="Táblázat3.C2" office:value-type="string">
            <text:p text:style-name="P36"/>
          </table:table-cell>
        </table:table-row>
      </table:table>
      <text:h text:style-name="Heading_20_5" text:outline-level="5">Rávetődés hátulról</text:h>
      <text:list xml:id="list3680726964" text:style-name="L7">
        <text:list-item>
          <text:p text:style-name="P109">Követelmény: Meglepetés, vagy Észrevétlen támadás kell hozzá (Sikeres Lopakodás)</text:p>
        </text:list-item>
        <text:list-item>
          <text:p text:style-name="P110">Tehát olyan, mint egy sikeres Manőver Előkészítés, ami után lehet dobni a Végrehajtást, azaz:</text:p>
        </text:list-item>
        <text:list-item>
          <text:p text:style-name="P112">Sima sikeres támadás +20 TÉ-vel. De az már túl könnyű! Mert a meglepetés is pluszt ad (+20 TÉ)!</text:p>
        </text:list-item>
        <text:list-item>
          <text:p text:style-name="P113"><text:span text:style-name="_5b_RPG_5d__20_Kiemelt_20_kifejezés"><text:span text:style-name="T4">Megérzés:</text:span></text:span></text:p>
        </text:list-item>
        <text:list-item>
          <text:p text:style-name="P111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Mögékerülés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1567572114" text:style-name="L8">
        <text:list-item>
          <text:p text:style-name="P115">Ha Manőver, a KM ne mondja el rögtön, hogy sikerült-e a próba. <text:span text:style-name="T29">Csak a kör ??? végén.</text:span></text:p>
        </text:list-item>
        <text:list-item>
          <text:p text:style-name="P117">Mennyi időbe telik a mögékerülés????</text:p>
        </text:list-item>
        <text:list-item>
          <text:p text:style-name="P115">Csak Manőver-próbából áll</text:p>
        </text:list-item>
        <text:list-item>
          <text:p text:style-name="P114">Hogyan férhet hozzá egy karakter a társ által takart ellenfélhez?</text:p>
        </text:list-item>
        <text:list-item>
          <text:p text:style-name="P116">Nyílt terepen?</text:p>
        </text:list-item>
        <text:list-item>
          <text:p text:style-name="P116">És folyósón?</text:p>
        </text:list-item>
        <text:list-item>
          <text:p text:style-name="P114">Hogyan tud a hátába kerülni?</text:p>
        </text:list-item>
        <text:list-item>
          <text:p text:style-name="P118"><text:soft-page-break/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h text:style-name="Heading_20_5" text:outline-level="5">Visszafogott csapás /Harc az ellenfél elfogásáért</text:h>
      <text:p text:style-name="P7">TODO: bevezető, kifejtés</text:p>
      <text:p text:style-name="P7">TODO: Betenni a Harci taktikákhoz</text:p>
      <text:p text:style-name="P7">TODO: Hatása, működése</text:p>
      <text:list xml:id="list43895774" text:style-name="L9">
        <text:list-item>
          <text:list>
            <text:list-item>
              <text:p text:style-name="P119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9">Alkalmatlan fegyverrel</text:p>
              <text:list>
                <text:list-item>
                  <text:p text:style-name="P120">TÉ: -20</text:p>
                </text:list-item>
                <text:list-item>
                  <text:p text:style-name="P121">kardok, buzogányok, stb</text:p>
                </text:list-item>
              </text:list>
            </text:list-item>
            <text:list-item>
              <text:p text:style-name="P119">Félig alkalmas fegyverrel</text:p>
              <text:list>
                <text:list-item>
                  <text:p text:style-name="P120">TÉ: -10</text:p>
                </text:list-item>
              </text:list>
            </text:list-item>
            <text:list-item>
              <text:p text:style-name="P119">Alkalmas fegyverrel</text:p>
              <text:list>
                <text:list-item>
                  <text:p text:style-name="P119">nincs levonás</text:p>
                </text:list-item>
                <text:list-item>
                  <text:p text:style-name="P122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58"/>
      <text:h text:style-name="Heading_20_4" text:outline-level="4"><text:span text:style-name="_5b_RPG_5d__20_Kiemelt_20_kifejezés"><text:span text:style-name="T24">Garott használat <text:s/>- <text:s/>PROB_HARC_#11.</text:span></text:span></text:h>
      <text:list xml:id="list3266647898" text:style-name="L10">
        <text:list-item>
          <text:p text:style-name="P123">Csak Közelharc harcmodorban lehet használni</text:p>
        </text:list-item>
        <text:list-item>
          <text:p text:style-name="P123">Követelmény: Orvtámadás fortély <text:s/>(1.fok) + Észrevétlen támadás</text:p>
        </text:list-item>
        <text:list-item>
          <text:p text:style-name="P123">Sebzés: 1.körben +8 SP, később körönkén<text:span text:style-name="T1">t +4 SP.</text:span></text:p>
        </text:list-item>
        <text:list-item>
          <text:p text:style-name="P123">Szabadulás: </text:p>
        </text:list-item>
        <text:list-item>
          <text:p text:style-name="P125">Belharci szitu?</text:p>
        </text:list-item>
        <text:list-item>
          <text:p text:style-name="P124">TÉ: -30 ; VÉ: -40</text:p>
        </text:list-item>
      </text:list>
      <text:list xml:id="list3407161762" text:style-name="L11">
        <text:list-item>
          <text:p text:style-name="P88">A Garott használója is kiszolgáltatott külső támadó ellen:</text:p>
        </text:list-item>
        <text:list-item>
          <text:p text:style-name="P133">Élő pajzs „manőver”: beforgatni magad elé az áldozatot, hogy ne férjenek hozzád. Ezt hogy?</text:p>
        </text:list-item>
        <text:list-item>
          <text:p text:style-name="P88">Harc helyhez kötve</text:p>
        </text:list-item>
      </text:list>
      <text:p text:style-name="P51"/>
      <text:p text:style-name="P52"/>
      <text:p text:style-name="P52">Lapozz egyet a harci kidolgozandókhoz!</text:p>
      <text:p text:style-name="P56"><text:s/>↓</text:p>
      <text:p text:style-name="P57"><text:soft-page-break/></text:p>
      <text:h text:style-name="P77" text:outline-level="3">TODO (kidolgozandók) (harcrendszer)</text:h>
      <text:h text:style-name="P80" text:outline-level="4">Vértek, páncélok <text:s/>– TODO_HARC_#29.</text:h>
      <text:list xml:id="list2446278819" text:style-name="L12">
        <text:list-item>
          <text:p text:style-name="P136">1 MGT → -1/5 mozgást igénylő képzettségpróbákra )</text:p>
        </text:list-item>
        <text:list-item>
          <text:p text:style-name="P136">Vértviselet – 3.foknál</text:p>
        </text:list-item>
        <text:list-item>
          <text:p text:style-name="P137">félvért esetén +5VÉ, teljes vért esetén +10VÉ járjon (jelenleg ez van)</text:p>
        </text:list-item>
        <text:list-item>
          <text:p text:style-name="P103">DE... NE járjon meglepetéskor, hátulról, félhá<text:span text:style-name="T33">t</text:span>ulról támadásnál, ismeretlen támadási forma ellen (KM dönt)!</text:p>
        </text:list-item>
        <text:list-item>
          <text:p text:style-name="P138">Fáradás, kimerültség full vértben</text:p>
        </text:list-item>
        <text:list-item>
          <text:p text:style-name="P139"><text:span text:style-name="T14">X</text:span><text:span text:style-name="T30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36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79" text:outline-level="4"><text:span text:style-name="T31">Pajzsok, Alkarvédők</text:span> <text:span text:style-name="_5b_RPG_5d__20_Kiemelt_20_kifejezés"><text:s/>– TODO_HARC_#15.</text:span></text:h>
      <text:list xml:id="list588588618" text:style-name="L13">
        <text:list-item>
          <text:p text:style-name="P140"><text:span text:style-name="_5b_RPG_5d__20_Kiemelt_20_kifejezés"><text:span text:style-name="T28">csökkenthetné a Sebességet... vagy növelné a fegyver sebesség limit értékét</text:span></text:span></text:p>
        </text:list-item>
        <text:list-item>
          <text:p text:style-name="P140"><text:span text:style-name="_5b_RPG_5d__20_Kiemelt_20_kifejezés"><text:span text:style-name="T28">pajzs korlátai: milyen képzettségeket ne lehessen vele használni? (Illetve mekkora bünti) Vagy erre simán jó az MGT?</text:span></text:span></text:p>
        </text:list-item>
        <text:list-item>
          <text:p text:style-name="P140"><text:span text:style-name="_5b_RPG_5d__20_Kiemelt_20_kifejezés"><text:span text:style-name="T28">pajzs STP</text:span></text:span></text:p>
        </text:list-item>
      </text:list>
      <text:p text:style-name="Text_20_body"><text:span text:style-name="_5b_RPG_5d__20_Kiemelt_20_kifejezés"><text:span text:style-name="T28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140650837664208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140650837663488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140650837901456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140650837897440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140650837702288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140650837660544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852815846" text:style-name="L14">
              <text:list-item>
                <text:p text:style-name="P170">A TÉ levonás csökken (lásd a táblázatot)</text:p>
              </text:list-item>
              <text:list-item>
                <text:p text:style-name="P172">MGT számítson itt? Vagy határok legyenek?</text:p>
              </text:list-item>
            </text:list>
            <text:p text:style-name="P32">2.fok: </text:p>
            <text:list xml:id="list213426926737754" text:continue-list="list852815846" text:style-name="L14">
              <text:list-item text:start-value="1">
                <text:p text:style-name="P170">A TÉ levonás csökken (lásd a táblázatot)</text:p>
              </text:list-item>
              <text:list-item>
                <text:p text:style-name="P170">MGT: harcban nem érvényesül a pajzs MGT büntetése.</text:p>
              </text:list-item>
              <text:list-item>
                <text:p text:style-name="P170">Támadhatsz is a pajzzsal.</text:p>
              </text:list-item>
              <text:list-item>
                <text:p text:style-name="P171">Ha csak pajzs van nálad, akkor azzal</text:p>
              </text:list-item>
              <text:list-item>
                <text:p text:style-name="P171">Ha fegyver is van nálad: akkor VAGY a fegyverrel VAGY a pajzzsal támadhatsz.</text:p>
              </text:list-item>
              <text:list-item>
                <text:p text:style-name="P170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51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66">Fegyver</text:p>
          </table:table-cell>
          <table:table-cell table:style-name="Táblázat57.A2" office:value-type="string">
            <text:p text:style-name="P66">SP</text:p>
          </table:table-cell>
          <table:table-cell table:style-name="Táblázat57.A2" office:value-type="string">
            <text:p text:style-name="P66">Átütés</text:p>
          </table:table-cell>
          <table:table-cell table:style-name="Táblázat57.A2" office:value-type="string">
            <text:p text:style-name="P66">Pengehossz</text:p>
          </table:table-cell>
          <table:table-cell table:style-name="Táblázat57.A2" office:value-type="string">
            <text:p text:style-name="P66">KÉ</text:p>
          </table:table-cell>
          <table:table-cell table:style-name="Táblázat57.A2" office:value-type="string">
            <text:p text:style-name="P66">TÉ</text:p>
          </table:table-cell>
          <table:table-cell table:style-name="Táblázat57.A2" office:value-type="string">
            <text:p text:style-name="P66">VÉ</text:p>
          </table:table-cell>
          <table:table-cell table:style-name="Táblázat57.A2" office:value-type="string">
            <text:p text:style-name="P67">Sebesség</text:p>
          </table:table-cell>
          <table:table-cell table:style-name="Táblázat57.I2" office:value-type="string">
            <text:p text:style-name="P66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736352858" text:style-name="L15">
        <text:list-item>
          <text:p text:style-name="P89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6"><text:soft-page-break/>Pajzs MGT-ket meghatározni (Hátra kapva kevesebb levonás)</text:p>
        </text:list-item>
      </text:list>
      <text:list xml:id="list4176939329" text:style-name="L16">
        <text:list-item>
          <text:p text:style-name="P141">Pajzs vs. erőből forgatott fegyver</text:p>
        </text:list-item>
      </text:list>
      <text:list xml:id="list2071754406" text:style-name="L17">
        <text:list-item>
          <text:p text:style-name="P127">A csapás védése is fájdalmas lehet (esetleg plusz VÉ csökkenés az erőbónusz arányában?)</text:p>
        </text:list-item>
        <text:list-item>
          <text:p text:style-name="P127">Márk: Erő különbség számít, zúzó fegyverek (???)</text:p>
        </text:list-item>
      </text:list>
      <text:list xml:id="list2177061388" text:style-name="L18">
        <text:list-item>
          <text:p text:style-name="P142">Harc csak pajzzsal</text:p>
        </text:list-item>
        <text:list-item>
          <text:p text:style-name="P143">Egyes fegyverek sebzése csökkenjen, ha a másik kézben pajzs van. Pl. az olyanoké, amikre másik kézzel rá szoktak segíteni.</text:p>
        </text:list-item>
        <text:list-item>
          <text:p text:style-name="P143">Láncos fegyverek ellen nem véd a pajzs (vagy csak kevesebbet)</text:p>
        </text:list-item>
        <text:list-item>
          <text:p text:style-name="P144">Kis pajzs nem véd</text:p>
        </text:list-item>
        <text:list-item>
          <text:p text:style-name="P144">Közepes és nagy pajzs VÉ-je feleződik</text:p>
        </text:list-item>
      </text:list>
      <text:list xml:id="list2631865420" text:style-name="L19">
        <text:list-item>
          <text:p text:style-name="P146">Ha egy karakter kard + pajzs kombóval harcol és a kardot kiverik a kezéből, akkor milyen harcértékekkel harcol tovább?</text:p>
        </text:list-item>
      </text:list>
      <text:list xml:id="list715614099" text:style-name="L20">
        <text:list-item>
          <text:p text:style-name="P147"><text:span text:style-name="T13">Pajzshasználat 1.foknál:</text:span> levonás a TÉ-re ?? vagy pajzsának TÉ-je: 0</text:p>
        </text:list-item>
        <text:list-item>
          <text:p text:style-name="P147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8">Közrefogás esetén csak a 3. ellenféltől kezdődik a plusz ellenfelenként járó -10VÉ</text:p>
        </text:list-item>
        <text:list-item>
          <text:p text:style-name="P147">Kérdés: milyen méretű pajzstól kezdve?</text:p>
        </text:list-item>
      </text:list>
      <text:h text:style-name="P82" text:outline-level="4">Hajítófegyverek <text:s/>– TODO_HARC_#32.</text:h>
      <text:h text:style-name="Heading_20_5" text:outline-level="5">Speciális fegyver hajítása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Slan csillag</text:h>
      <text:p text:style-name="Text_20_body">Nevetséges sebzése van, de ha durvább lenne, akkor mindenki ezt használná. (Bár lehet, hogy tényleg nem sebez nagyot...)</text:p>
      <text:p text:style-name="P53">Esetleg lehetne nagyobb sebzése, de az SFÉ 2x, vagy 3x annyit védjen ellene.</text:p>
      <text:h text:style-name="P82" text:outline-level="4">Fegyverek – TODO_HARC_#27.</text:h>
      <text:h text:style-name="P84" text:outline-level="5">Fegyverek minősége 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140650837506080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140650837563568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</text:p>
          </table:table-cell>
        </table:table-row>
        <table:table-row table:style-name="TableLine140650837568528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140650837569968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809856840" text:style-name="L21">
        <text:list-item>
          <text:p text:style-name="P149">Számszeríjnál -10CÉ (vagy több) kategóriánként, mert ott súlyosabb a pontatlanság.</text:p>
        </text:list-item>
      </text:list>
      <text:h text:style-name="Heading_20_5" text:outline-level="5">Konkrét fegyverek tulajdonságai</text:h>
      <text:list xml:id="list4290942919" text:style-name="L22">
        <text:list-item>
          <text:p text:style-name="P90">hárítótőrre figyelni</text:p>
        </text:list-item>
        <text:list-item>
          <text:p text:style-name="P90">Páncélszúró tőrök! -&gt; Alacsonyabb harcérték, de van nagy átütése!!</text:p>
        </text:list-item>
        <text:list-item>
          <text:p text:style-name="P90"><text:soft-page-break/>alabárd talán a legjobb páncélok ellen. Nagy átütés!!</text:p>
        </text:list-item>
        <text:list-item>
          <text:p text:style-name="P90">parittya: lehet nagy sebzése, de az SFÉ duplán számítson ellene (vagy SFÉ bónusz)</text:p>
        </text:list-item>
        <text:list-item>
          <text:p text:style-name="P90">hajítótőr: legyen kevésbé halálos. A történelemben se jött be igazán. SFÉ bónusz esetleg..</text:p>
        </text:list-item>
        <text:list-item>
          <text:p text:style-name="P90">jatagán != handzsár</text:p>
        </text:list-item>
        <text:list-item>
          <text:p text:style-name="P90">rapír nagy fegyverek ellen </text:p>
        </text:list-item>
        <text:list-item>
          <text:p text:style-name="P150">Olyan fegyver ellen, amik nem háríthatóak csuklóból: VÉ csökk??</text:p>
        </text:list-item>
        <text:list-item>
          <text:p text:style-name="P150">Pusztító fegyverek ellen fokozottan!!!</text:p>
        </text:list-item>
        <text:list-item>
          <text:p text:style-name="P150"><text:span text:style-name="T16">Sokkal</text:span> könnyebb ellene a fegyvertörés</text:p>
        </text:list-item>
      </text:list>
      <text:h text:style-name="Heading_20_5" text:outline-level="5">Sebzés típusok, sebek jellege</text:h>
      <text:p text:style-name="Text_20_body">Az egyes támadási típusoknak megvan a maga előnye/hátránya, valamint A különböző típusú támadások különféle nagyságú rongálódást okoznak pl. a páncélokon. <text:span text:style-name="T18">Kell ez?</text:span></text:p>
      <table:table table:name="Táblázat37" table:style-name="Táblázat37">
        <table:table-column table:style-name="Táblázat37.A"/>
        <table:table-column table:style-name="Táblázat37.B"/>
        <table:table-row table:style-name="TableLine140650837736912">
          <table:table-cell table:style-name="Táblázat37.A1" office:value-type="string">
            <text:p text:style-name="P68"/>
          </table:table-cell>
          <table:table-cell table:style-name="Táblázat37.B1" office:value-type="string">
            <text:p text:style-name="P68">Előny/hátrány</text:p>
          </table:table-cell>
        </table:table-row>
        <table:table-row table:style-name="TableLine140650837506768">
          <table:table-cell table:style-name="Táblázat37.A2" office:value-type="string">
            <text:p text:style-name="P68">Vágás</text:p>
          </table:table-cell>
          <table:table-cell table:style-name="Táblázat37.B2" office:value-type="string">
            <text:list xml:id="list3009146264" text:style-name="L23">
              <text:list-item>
                <text:p text:style-name="P97">nagy sebzés (+)</text:p>
              </text:list-item>
              <text:list-item>
                <text:p text:style-name="P97">könnyebben gyógyuló seb (-)</text:p>
              </text:list-item>
              <text:list-item>
                <text:p text:style-name="P97">a páncélok jól védenek ellene (-)</text:p>
              </text:list-item>
            </text:list>
          </table:table-cell>
        </table:table-row>
        <table:table-row table:style-name="TableLine140650837455248">
          <table:table-cell table:style-name="Táblázat37.A2" office:value-type="string">
            <text:p text:style-name="P68">Szúrás</text:p>
          </table:table-cell>
          <table:table-cell table:style-name="Táblázat37.B2" office:value-type="string">
            <text:list xml:id="list213426572881507" text:continue-list="list3009146264" text:style-name="L23">
              <text:list-item text:start-value="1">
                <text:p text:style-name="P97">közepes sebzés</text:p>
              </text:list-item>
              <text:list-item>
                <text:p text:style-name="P97">átlagosan gyógyuló seb</text:p>
              </text:list-item>
              <text:list-item>
                <text:p text:style-name="P97">a páncélok <text:span text:style-name="T18">jól védenek ellene?</text:span></text:p>
              </text:list-item>
              <text:list-item>
                <text:p text:style-name="P97">egyes szúrófegyvereknek van Átütése</text:p>
              </text:list-item>
            </text:list>
          </table:table-cell>
        </table:table-row>
        <table:table-row table:style-name="TableLine140650837457408">
          <table:table-cell table:style-name="Táblázat37.A2" office:value-type="string">
            <text:p text:style-name="P68">Zúzás</text:p>
          </table:table-cell>
          <table:table-cell table:style-name="Táblázat37.B2" office:value-type="string">
            <text:list xml:id="list213427499395555" text:continue-list="list213426572881507" text:style-name="L23">
              <text:list-item text:start-value="1">
                <text:p text:style-name="P98">Sebzés nagysága??</text:p>
              </text:list-item>
              <text:list-item>
                <text:p text:style-name="P97">nagyon nehezen gyógyul</text:p>
              </text:list-item>
              <text:list-item>
                <text:p text:style-name="P98">páncélok alig védenek ellene (lemezvért is?? vagy az véd?)</text:p>
              </text:list-item>
              <text:list-item>
                <text:p text:style-name="P97">egyes esetekben járulékos Kábulat ÉP (KT) sebzést okoznak <text:span text:style-name="T18">(vagy „Kábulat sebet”?? Pl. „Könnyű Kábulat seb” (Edzettségtől függ ez is)</text:span></text:p>
              </text:list-item>
              <text:list-item>
                <text:p text:style-name="P98">Erőbónusz??</text:p>
              </text:list-item>
            </text:list>
          </table:table-cell>
        </table:table-row>
      </table:table>
      <text:p text:style-name="P11"/>
      <text:h text:style-name="P85" text:outline-level="5">Harc egyedi fegyverekkel</text:h>
      <text:p text:style-name="Text_20_body">Például: ostor, garott, korbács</text:p>
      <text:p text:style-name="P11"/>
      <text:h text:style-name="Heading_20_5" text:outline-level="5">Hárítófegyverek</text:h>
      <text:p text:style-name="Text_20_body">Kapcsolódó fortély: „<text:span text:style-name="T13">Hárítófegyver-használat</text:span>”</text:p>
      <text:list xml:id="list3477007516" text:style-name="L24">
        <text:list-item>
          <text:p text:style-name="P151">Alkarvédő </text:p>
        </text:list-item>
        <text:list-item>
          <text:p text:style-name="P152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53">Köpeny</text:p>
        </text:list-item>
        <text:list-item>
          <text:p text:style-name="P154">TODO</text:p>
        </text:list-item>
        <text:list-item>
          <text:p text:style-name="P153">Csatakesztyű</text:p>
        </text:list-item>
        <text:list-item>
          <text:p text:style-name="P154">TODO</text:p>
        </text:list-item>
        <text:list-item>
          <text:p text:style-name="P134">Tonfa: értékeit lásd a „Közelharci fegyverek harcértékei” fejezetben</text:p>
        </text:list-item>
        <text:list-item>
          <text:p text:style-name="P135">spec: <text:span text:style-name="T18">TODO</text:span></text:p>
        </text:list-item>
        <text:list-item>
          <text:p text:style-name="P134">Fejvadászkard: értékeit lásd a „Közelharci fegyverek harcértékei” fejezetben</text:p>
        </text:list-item>
        <text:list-item>
          <text:p text:style-name="P135">spec: <text:span text:style-name="T18">TODO</text:span></text:p>
        </text:list-item>
      </text:list>
      <text:p text:style-name="Text_20_body"/>
      <text:p text:style-name="P11"/>
      <text:h text:style-name="Heading_20_4" text:outline-level="4">Harci alakzatok kidolgozása – TODO_HARC_#62.</text:h>
      <text:p text:style-name="P1">Kidolgozni</text:p>
      <text:p text:style-name="Text_20_body">Kráni harci ék, pajzsfal, falanx, stb.</text:p>
      <text:p text:style-name="P11">Kapcsolódik: "Alakzatharc" harci fortély.</text:p>
      <text:p text:style-name="P11"/>
      <text:h text:style-name="Heading_20_4" text:outline-level="4">Emberméret-módosító fegyveres harcban – TODO_HARC_#10.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Átlagemberek szintje, értékei <text:span text:style-name="_5b_RPG_5d__20_Kiemelt_20_kifejezés"><text:s/>– TODO_HARC_#18.</text:span></text:h>
      <text:list xml:id="list1766112076" text:style-name="L25">
        <text:list-item>
          <text:p text:style-name="P128">Harcértékeket be kellene lőni.</text:p>
        </text:list-item>
        <text:list-item>
          <text:p text:style-name="P156"><text:span text:style-name="_5b_RPG_5d__20_Kiemelt_20_kifejezés"><text:span text:style-name="T28">Közemberek harcértékei : Példákat írni majd (városőr, paraszt, veterán katona, stb)</text:span></text:span></text:p>
        </text:list-item>
      </text:list>
      <text:h text:style-name="Heading_20_4" text:outline-level="4">Megterheltség, kimerültség<text:span text:style-name="_5b_RPG_5d__20_Kiemelt_20_kifejezés"> – TODO_HARC_#20.</text:span></text:h>
      <text:p text:style-name="P64">TODO: kidolgozni</text:p>
      <text:p text:style-name="P63">342. oldal az D20 alapkönyvben.</text:p>
      <text:list xml:id="list2800981957" text:style-name="L26">
        <text:list-item>
          <text:p text:style-name="P129"><text:span text:style-name="_5b_RPG_5d__20_Kiemelt_20_kifejezés"><text:span text:style-name="T28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Manőverek<text:span text:style-name="_5b_RPG_5d__20_Kiemelt_20_kifejezés"> – TODO_HARC_#33.</text:span></text:h>
      <text:list xml:id="list2971412364" text:style-name="L27">
        <text:list-item>
          <text:p text:style-name="P91">Átnézni az össze Manővert a táblázatban, ami piros, azt javítani/kidolgozni <text:soft-page-break/>(követelményekkel)</text:p>
        </text:list-item>
      </text:list>
      <text:list xml:id="list3896608895" text:style-name="L28">
        <text:list-item>
          <text:p text:style-name="P130">Ha elfogy a MFP, hogy legyen növelhető? (+10 KP elég béna)</text:p>
        </text:list-item>
        <text:list-item>
          <text:p text:style-name="P130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Harci fortélyok<text:span text:style-name="_5b_RPG_5d__20_Kiemelt_20_kifejezés"> – TODO_HARC_#35.</text:span></text:h>
      <text:list xml:id="list2006902451" text:style-name="L29">
        <text:list-item>
          <text:p text:style-name="P157">Van még 5-6, ami kidolgozatlan és elég sok apró hiány, vagy kérdéses (besárgított) rész a többiben</text:p>
        </text:list-item>
        <text:list-item>
          <text:p text:style-name="P131"><text:span text:style-name="_5b_RPG_5d__20_Kiemelt_20_kifejezés"><text:span text:style-name="T28">Távoltartás harci fortély - kidolg. (vagy ez manőver?)</text:span></text:span></text:p>
        </text:list-item>
      </text:list>
      <text:h text:style-name="P83" text:outline-level="4">Mozgási sebesség – TODO_HARC_#39.</text:h>
      <text:p text:style-name="Text_20_body"><text:span text:style-name="T26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7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Távolsági harcrendszer <text:span text:style-name="_5b_RPG_5d__20_Kiemelt_20_kifejezés">– TODO_HARC_#36.</text:span></text:h>
      <text:p text:style-name="Text_20_body">2007.01.28 kaland tapasztalatok:</text:p>
      <text:list xml:id="list3965859263" text:style-name="L30">
        <text:list-item>
          <text:p text:style-name="P92">Lövészet, Hajítás: halálosak. Talán túlságosan is.</text:p>
        </text:list-item>
        <text:list-item>
          <text:p text:style-name="P158">Túl kicsi a fej szorzója</text:p>
        </text:list-item>
        <text:list-item>
          <text:p text:style-name="P158">sima nyíl: magas átütés, kis sebzés legyen</text:p>
        </text:list-item>
      </text:list>
      <text:list xml:id="list3434256927" text:style-name="L31">
        <text:list-item>
          <text:p text:style-name="P145">1.3.12 Lőfegyverek harcértékei (Harcrendszer dok)</text:p>
        </text:list-item>
        <text:list-item>
          <text:p text:style-name="P159"><text:span text:style-name="T20">A </text:span>Sebzést és Átütést a nyílhegy is meghatározza! <text:span text:style-name="T18">TODO</text:span></text:p>
        </text:list-item>
        <text:list-item>
          <text:p text:style-name="P104">1 helyen rögzített „lengő” anyagok könnyen megfoghatják a lövedékeket (pl. száradó ruha).</text:p>
        </text:list-item>
      </text:list>
      <text:h text:style-name="P81" text:outline-level="4">Védő Érték regenerálódása, tartós VÉ csökkenés – <text:span text:style-name="_5b_RPG_5d__20_Kiemelt_20_kifejezés">TODO_HARC_#60.</text:span></text:h>
      <text:p text:style-name="P55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54"><text:soft-page-break/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140650837445808">
          <table:table-cell table:style-name="Táblázat48.A1" office:value-type="string">
            <text:p text:style-name="P62">A kör pihenéssel töltött idő alatt:</text:p>
            <text:p text:style-name="P62">VÉ regenerálódás = 50 + (Edzettség*10)</text:p>
          </table:table-cell>
        </table:table-row>
      </table:table>
      <text:p text:style-name="Text_20_body"/>
      <text:list xml:id="list3279440375" text:style-name="L32">
        <text:list-item>
          <text:p text:style-name="P160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3188006827" text:style-name="L33">
        <text:list-item>
          <text:p text:style-name="P93">pihenéssel NEM regenerálódnak!</text:p>
        </text:list-item>
        <text:list-item>
          <text:p text:style-name="P93">Tartós VÉ csökkenés: </text:p>
        </text:list-item>
        <text:list-item>
          <text:p text:style-name="P161">a.) 3 x ÉP veszteség</text:p>
        </text:list-item>
        <text:list-item>
          <text:p text:style-name="P162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3123738533" text:style-name="L34">
        <text:list-item>
          <text:p text:style-name="P155">b.) Mi lenne, ha ugyanannyi lenne a tartós VÉ levonás, mint a TÉ levonások?! Az lehet h kevés...</text:p>
        </text:list-item>
      </text:list>
      <text:p text:style-name="P12"/>
      <text:list xml:id="list213427473739318" text:continue-list="list3188006827" text:style-name="L33">
        <text:list-item text:start-value="1">
          <text:p text:style-name="P163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1">Ide kitalálni valamit a goblin-mészárlással VÉ-visszanyerést folytató idióták ellen..</text:span></text:p>
      <text:h text:style-name="Heading_20_4" text:outline-level="4">Gyógyulás <text:span text:style-name="_5b_RPG_5d__20_Kiemelt_20_kifejezés">– TODO_HARC_#38.</text:span></text:h>
      <text:p text:style-name="Text_20_body">(Harcrendszer: 2.1.5 fejezetet)</text:p>
      <text:p text:style-name="P12">TODO: Edzettség is bele kéne, hogy számítson!</text:p>
      <text:p text:style-name="P12">Viszont a lenti táblázat túl bonyolult, ne sebenként nézzük, hanem egyben...?</text:p>
      <text:p text:style-name="P12">De a Gyógyítás képzettség és papi mágia is külön nézi... vagy hagyjuk a francba és nézzük egyben?</text:p>
      <text:p text:style-name="P12">Viszont így a 10db 1 ÉP-s seb is ugyanolyan súlyosnak tűnik majd, mint 1db 10 ÉP-s!</text:p>
      <text:p text:style-name="Text_20_body">Hogy egy seb begyógyul-e magától, vagy elfertőződik, esetleg kezelés híján halált okoz, az a nagyságától függ. Minden bekapott sebet külön vizsgálunk. 4 kategória szerint osztjuk fel őket.</text:p>
      <table:table table:name="Táblázat12" table:style-name="Táblázat12">
        <table:table-column table:style-name="Táblázat12.A"/>
        <table:table-column table:style-name="Táblázat12.B" table:number-columns-repeated="3"/>
        <table:table-column table:style-name="Táblázat12.E"/>
        <table:table-header-rows>
          <table:table-row table:style-name="TableLine140651105119536">
            <table:table-cell table:style-name="Táblázat12.A1" office:value-type="string">
              <text:p text:style-name="_5b_RPG_5d__20_Táblázattartalom_20_1"/>
            </table:table-cell>
            <table:table-cell table:style-name="Táblázat12.B1" office:value-type="string">
              <text:p text:style-name="_5b_RPG_5d__20_Táblázattartalom_20_1">Könnyű seb</text:p>
            </table:table-cell>
            <table:table-cell table:style-name="Táblázat12.B1" office:value-type="string">
              <text:p text:style-name="_5b_RPG_5d__20_Táblázattartalom_20_1">Közepes seb</text:p>
            </table:table-cell>
            <table:table-cell table:style-name="Táblázat12.B1" office:value-type="string">
              <text:p text:style-name="_5b_RPG_5d__20_Táblázattartalom_20_1">Súlyos seb</text:p>
            </table:table-cell>
            <table:table-cell table:style-name="Táblázat12.E1" office:value-type="string">
              <text:p text:style-name="P42">Életveszélyes seb<text:span text:style-name="T32"> </text:span></text:p>
            </table:table-cell>
          </table:table-row>
        </table:table-header-rows>
        <table:table-row table:style-name="TableLine140651105065456">
          <table:table-cell table:style-name="Táblázat12.A2" office:value-type="string">
            <text:p text:style-name="_5b_RPG_5d__20_Táblázattartalom_20_1">Össz ÉP %-a</text:p>
          </table:table-cell>
          <table:table-cell table:style-name="Táblázat12.B2" office:value-type="string">
            <text:p text:style-name="P46">0-25%</text:p>
          </table:table-cell>
          <table:table-cell table:style-name="Táblázat12.B2" office:value-type="string">
            <text:p text:style-name="P46">26-50%</text:p>
          </table:table-cell>
          <table:table-cell table:style-name="Táblázat12.B2" office:value-type="string">
            <text:p text:style-name="P46">50-75%</text:p>
          </table:table-cell>
          <table:table-cell table:style-name="Táblázat12.E2" office:value-type="string">
            <text:p text:style-name="P43">76%-100%</text:p>
          </table:table-cell>
        </table:table-row>
        <table:table-row table:style-name="TableLine140651104987744">
          <table:table-cell table:style-name="Táblázat12.A2" office:value-type="string">
            <text:p text:style-name="_5b_RPG_5d__20_Táblázattartalom_20_1">Hatás</text:p>
          </table:table-cell>
          <table:table-cell table:style-name="Táblázat12.D4" office:value-type="string">
            <text:p text:style-name="_5b_RPG_5d__20_Táblázattartalom_20_1">Pihenéssel begyógyul</text:p>
          </table:table-cell>
          <table:table-cell table:style-name="Táblázat12.D4" office:value-type="string">
            <text:p text:style-name="_5b_RPG_5d__20_Táblázattartalom_20_1">Ellátás nélkül elfertőződik</text:p>
          </table:table-cell>
          <table:table-cell table:style-name="Táblázat12.D4" office:value-type="string">
            <text:p text:style-name="_5b_RPG_5d__20_Táblázattartalom_20_1">Ellátás nélkül pár órán belül halált okozhat</text:p>
          </table:table-cell>
          <table:table-cell table:style-name="Táblázat12.E4" office:value-type="string">
            <text:p text:style-name="P42">Azonnal el kell látni, vagy pár percen belül halált okoz</text:p>
          </table:table-cell>
        </table:table-row>
        <table:table-row table:style-name="TableLine140651105041568">
          <table:table-cell table:style-name="Táblázat12.A2" office:value-type="string">
            <text:p text:style-name="_5b_RPG_5d__20_Táblázattartalom_20_1">Romlás ha nem látják el</text:p>
          </table:table-cell>
          <table:table-cell table:style-name="Táblázat12.D4" office:value-type="string">
            <text:p text:style-name="_5b_RPG_5d__20_Táblázattartalom_20_1">-</text:p>
          </table:table-cell>
          <table:table-cell table:style-name="Táblázat12.D4" office:value-type="string">
            <text:p text:style-name="_5b_RPG_5d__20_Táblázattartalom_20_1">-1 ÉP / nap</text:p>
          </table:table-cell>
          <table:table-cell table:style-name="Táblázat12.D4" office:value-type="string">
            <text:p text:style-name="_5b_RPG_5d__20_Táblázattartalom_20_1">-1 ÉP / óra</text:p>
          </table:table-cell>
          <table:table-cell table:style-name="Táblázat12.E4" office:value-type="string">
            <text:p text:style-name="P42">-1 ÉP / perc</text:p>
          </table:table-cell>
        </table:table-row>
      </table:table>
      <text:p text:style-name="Text_20_body"/>
      <text:p text:style-name="Text_20_body">Életerő Pontok visszanyerése:</text:p>
      <text:list xml:id="list1802562172" text:style-name="L35">
        <text:list-item>
          <text:p text:style-name="P94">Pihenéssel 1 ÉP / <text:s/>seb / nap</text:p>
        </text:list-item>
        <text:list-item>
          <text:p text:style-name="P164">Tehát minden seb külön gyógyul!</text:p>
        </text:list-item>
        <text:list-item>
          <text:p text:style-name="P164">Ellátás nélkül fennáll a fertőzés veszélye: naponta Edzettség próba a legnagyobb seb fele (felfelé kerekítve), mint célszám ellen</text:p>
        </text:list-item>
      </text:list>
      <text:p text:style-name="Text_20_body"><text:soft-page-break/></text:p>
      <text:h text:style-name="Heading_20_4" text:outline-level="4">Lovas harc és fortélyaik – <text:span text:style-name="T15">TODO_HARC_#31.</text:span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Lovas harc” fortély leírását!!!</text:span></text:span></text:p>
      <text:p text:style-name="P59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63">(Ezekhez nem adódik hozzá pluszban a Harc magasabbról módosítója!)</text:p>
      <text:list xml:id="list2901083786" text:style-name="L36">
        <text:list-item>
          <text:p text:style-name="P165">Körbevéve, beszorítva: ???</text:p>
        </text:list-item>
        <text:list-item>
          <text:p text:style-name="P132">Félhátulról, hátulról jön egyszerre igen sok támadás!</text:p>
        </text:list-item>
      </text:list>
      <text:h text:style-name="Heading_20_5" text:outline-level="5">Lovas roham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2095189456" text:style-name="L37">
        <text:list-item>
          <text:p text:style-name="P166">Lovaglás képzettségpróba <text:span text:style-name="T18">xx</text:span> célszám ellen</text:p>
        </text:list-item>
        <text:list-item>
          <text:p text:style-name="P166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2908933564" text:style-name="L38">
        <text:list-item>
          <text:p text:style-name="P95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Lovas támadás galoppból</text:h>
      <text:p text:style-name="P1">Ezt teljesen átnézni, újraalkotni.</text:p>
      <text:p text:style-name="P69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4203138548" text:style-name="L39">
        <text:list-item>
          <text:p text:style-name="P96">Lovaglás képzettségpróba <text:span text:style-name="T18">xx</text:span>-as célszám ellen</text:p>
        </text:list-item>
        <text:list-item>
          <text:p text:style-name="P167">Megfelelő mennyiségű hely a begyorsuláshoz (KM dönt)</text:p>
        </text:list-item>
      </text:list>
      <text:p text:style-name="Text_20_body"><text:span text:style-name="T17">Módosítók</text:span>:</text:p>
      <text:list xml:id="list213426674385147" text:continue-list="list2908933564" text:style-name="L38">
        <text:list-item text:start-value="1">
          <text:p text:style-name="P168"><text:span text:style-name="T18">xx </text:span>TÉ, <text:span text:style-name="T18">xx </text:span>VÉ</text:p>
        </text:list-item>
      </text:list>
      <text:p text:style-name="P63">(Ezekhez nem adódik hozzá pluszban a Harc magasabbról módosítója!)</text:p>
      <text:p text:style-name="P63">Ilyen támadásnál során a támadó dönthet, hogy támadása leadása (és ellenfele visszatámadása) után továbbgaloppozik, vagy megáll ellenfele mellett és állva/táncoltatva folytatja a harcot.</text:p>
      <text:p text:style-name="P63"><text:soft-page-break/></text:p>
      <text:h text:style-name="P75" text:outline-level="1">Érzékelés, észlelés (fejlesztés)</text:h>
      <text:h text:style-name="Heading_20_3" text:outline-level="3">TODO (Érzékelés, észlelés)</text:h>
      <text:p text:style-name="Text_20_body">#1: Szóba került, hogy esetleg a KM kaland után spontán növelhesse ingyen (csak vetesse meg KP-ból..?) a karakter Észlelését. </text:p>
      <text:p text:style-name="Text_20_body"/>
      <text:p text:style-name="Text_20_body">#2: Lopakodás/Rejtőzés vs Észlelés </text:p>
      <text:list xml:id="list3681165251" text:style-name="L40">
        <text:list-item>
          <text:p text:style-name="P169">Mik a körülmény módosítók? </text:p>
        </text:list-item>
        <text:list-item>
          <text:p text:style-name="P169">Mi az alapeset?? Azaz mikor dobnak ellenpróbát a felek módosító nélkül? </text:p>
        </text:list-item>
      </text:list>
      <text:p text:style-name="P65"><text:s text:c="4"/>(Fényes nappal, vagy szürkületben? Tömegben, vagy kihalt utcán? Recsegő avaron, vagy sima talajon?) </text:p>
      <text:p text:style-name="Text_20_body"/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date>2022-07-27T20:07:52.624908975</dc:date>
    <meta:editing-cycles>16</meta:editing-cycles>
    <meta:editing-duration>PT10H3M31S</meta:editing-duration>
    <meta:document-statistic meta:table-count="12" meta:image-count="0" meta:object-count="0" meta:page-count="22" meta:paragraph-count="548" meta:word-count="3834" meta:character-count="26107" meta:non-whitespace-character-count="22869"/>
    <meta:user-defined meta:name="Információ 1"/>
    <meta:user-defined meta:name="Információ 2"/>
    <meta:user-defined meta:name="Információ 3"/>
    <meta:user-defined meta:name="Információ 4"/>
  </office:meta>
</office:document-meta>
</file>